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text:p text:style-name="P1">L'espace d'un instant, Edward espéra que Bey participe au combat. Il devait probablement posséder une puissance largement supérieure à la sienne et vue la tournure qu'avait pris son combat un peu plus tôt, le Nephil n'était pas particulièrement enthousiaste à l'idée de remettre le couvert. Évidemment, le contracteur n'en fit rien, préférant se mettre à l'écart et observer la scène bien tranquillement. C'était au final assez prévisible. Il était de notoriété publique que les Dieux étaient des êtres capricieux, et la réputation des chats à ce sujet n'avait rien à leur envier. Alors un écureuil apparenté chat-contracteur apparenté Dieu... </text:p>
      <text:p text:style-name="Standard"/>
      <text:p text:style-name="Standard">-Ah ? Bon, d'accord...</text:p>
      <text:p text:style-name="Standard"/>
      <text:p text:style-name="Standard">Edward lâcha un léger soupir résigné avant de s'avancer vers la créature malfaisante. Sa difformité horripilait le blondin et sa monomanie de l'harmonie, dont le rythme cardiaque semblait s'être accéléré. Il appréhendait clairement le combat à venir et un observateur avisé aurait peut-être pu noter le très léger tremblement qui agitait ses mains. Et s'il échouait ? S'il perdait ce combat, que se passerait-il ? Bey viendrait-il l'aider s'il se retrouvait en difficulté, ou bien le blondin allait-il devoir risquer sa vie ? Quand bien même, quelle serait la réaction du contracteur en cas d'échec ? Est-ce qu'on pouvait être renvoyé de chez les Nephils ?</text:p>
      <text:p text:style-name="Standard"/>
      <text:p text:style-name="Standard">Edward s'arrêta à quelques pas de l'Ombre. Il prit une profonde inspiration et décida que les réponses à ces questions viendraient en temps voulu et que pour l'heure, il avait d'autres chats à fouetter -ironiquement (en fait c'est drôle parce que Marguerite est un chat hue hue). Le contractant ferma les yeux et fit apparaître un Kekkaï dans cette ruelle sombre aux allures étrangement familières. Sa pression artérielle sembla augmenter instantanément. Pendant un instant, le blondin eut le souffle coupé, séquelle de son précédent combat qui l'avait laissé largement diminué. Il n'avait vraiment pas l'habitude de ces efforts intenses et durables et tous les muscles de son corps protestaient à l'idée d'y retourner. Le garçon ignora les signaux de son organisme et se jeta à l'assaut, bien déterminé à rayer cette abomination de ce plan de l'existence. </text:p>
      <text:p text:style-name="Standard"/>
      <text:p text:style-name="Standard">Son élan fut cependant bien vite coupé par ladite monstruosité, qui planta les appendices qui lui servaient de pieds bien ancrées dans le sol et qui le mit sans mal au tapis d'une cravate bien sentie. La respiration à nouveau coupée par le choc, Edward se hissa à bout de bras pour essayer de se relever tout en reprenant son souffle bon gré, mal gré sous les yeux amusés de l'Ombre qui armait son arme pour lui asséner un coup de griffe.</text:p>
      <text:p text:style-name="Standard"/>
      <text:p text:style-name="Standard">-La... vache.</text:p>
      <text:p text:style-name="P1">Le cœur d'Edward battait à tout rompre, comme s'il cherchait à s'extirper de sa cage thoracique, et ses battements résonnaient violemment dans ses tympans. Le garçon cracha une gerbe de sang alors qu'il se tenait à bout de bras, essayant tant bien que mal de retrouver quelques repères en attendant le coup de griffe fatal de l'immonde créature. Qui ne vint jamais. Un souffle se produisit dans son dos et une ombre sembla se jeter sur son agresseur. La vue légèrement brouillée, Edward ne parvint pas à voir la scène vraiment distinctement, mais distingua tout de même une griffe voler en direction du bras de la créature jusque avant que celle-ci le l'envoie sur sa tête à 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9-06T00:13:13.52</dc:date>
    <meta:editing-duration>PT16H42M45S</meta:editing-duration>
    <meta:editing-cycles>602</meta:editing-cycles>
    <meta:generator>OpenOffice/4.1.2$Win32 OpenOffice.org_project/412m3$Build-9782</meta:generator>
    <meta:document-statistic meta:table-count="0" meta:image-count="0" meta:object-count="0" meta:page-count="8" meta:paragraph-count="37" meta:word-count="3102" meta:character-count="18389"/>
  </office:meta>
</office:document-meta>
</file>